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00000018F174D31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style>
    <style:style style:name="P4" style:family="paragraph">
      <loext:graphic-properties draw:fill="bitmap" draw:fill-image-name="a1" style:repeat="stretch"/>
    </style:style>
    <style:style style:name="P5"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99cm" style:type="right" style:leader-style="dotted" style:leader-text="."/>
        </style:tab-stops>
      </style:paragraph-properties>
    </style:style>
    <style:style style:name="P9" style:family="paragraph" style:parent-style-name="TOC_20_2">
      <style:paragraph-properties>
        <style:tab-stops>
          <style:tab-stop style:position="16.575cm" style:type="right" style:leader-style="dotted" style:leader-text="."/>
        </style:tab-stops>
      </style:paragraph-properties>
    </style:style>
    <style:style style:name="P10" style:family="paragraph" style:parent-style-name="Normal">
      <style:text-properties fo:color="#000000" loext:opacity="100%"/>
    </style:style>
    <style:style style:name="P11" style:family="paragraph" style:parent-style-name="Heading_20_1">
      <style:paragraph-properties fo:break-before="page"/>
    </style:style>
    <style:style style:name="P12" style:family="paragraph" style:parent-style-name="Heading_20_1">
      <style:text-properties officeooo:rsid="000bccd3" officeooo:paragraph-rsid="000bccd3"/>
    </style:style>
    <style:style style:name="P13" style:family="paragraph" style:parent-style-name="Text_20_body">
      <style:text-properties officeooo:paragraph-rsid="000d5339"/>
    </style:style>
    <style:style style:name="P14" style:family="paragraph" style:parent-style-name="Text_20_body" style:list-style-name="L1"/>
    <style:style style:name="P15" style:family="paragraph" style:parent-style-name="Heading_20_2">
      <style:text-properties style:font-name="Liberation Sans" fo:font-size="16pt" officeooo:rsid="0008ea65" officeooo:paragraph-rsid="0008ea65" style:font-size-asian="16pt" style:font-size-complex="16pt"/>
    </style:style>
    <style:style style:name="P16" style:family="paragraph" style:parent-style-name="Heading_20_2">
      <style:text-properties style:font-name="Liberation Sans" fo:font-size="16pt" style:font-size-asian="16pt" style:font-size-complex="16pt"/>
    </style:style>
    <style:style style:name="P17" style:family="paragraph" style:parent-style-name="Text_20_body">
      <style:text-properties style:font-name="Liberation Serif" fo:font-size="12pt" officeooo:paragraph-rsid="000bccd3" style:font-size-asian="12pt" style:font-size-complex="12pt"/>
    </style:style>
    <style:style style:name="P18" style:family="paragraph" style:parent-style-name="Text_20_body">
      <style:text-properties style:font-name="Liberation Serif" fo:font-size="12pt" officeooo:paragraph-rsid="00125d73" style:font-size-asian="12pt" style:font-size-complex="12pt"/>
    </style:style>
    <style:style style:name="P19" style:family="paragraph" style:parent-style-name="Text_20_body">
      <style:paragraph-properties fo:orphans="0"/>
      <style:text-properties fo:color="#000000" loext:opacity="100%" style:font-name="Liberation Serif" fo:background-color="#ffffff"/>
    </style:style>
    <style:style style:name="P20" style:family="paragraph" style:parent-style-name="Text_20_body">
      <style:text-properties fo:font-size="12pt" officeooo:rsid="00125d73" officeooo:paragraph-rsid="00125d73" style:font-size-asian="12pt" style:font-size-complex="12pt"/>
    </style:style>
    <style:style style:name="P21" style:family="paragraph" style:parent-style-name="Text_20_body">
      <style:text-properties fo:font-size="12pt" officeooo:paragraph-rsid="000bccd3" style:font-size-asian="12pt" style:font-size-complex="12pt"/>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style:font-name="Liberation Sans"/>
    </style:style>
    <style:style style:name="T4" style:family="text">
      <style:text-properties fo:text-transform="uppercase" fo:color="#156082" loext:opacity="100%" style:font-name="Liberation Sans" fo:font-size="32pt" style:font-size-asian="32pt" style:font-size-complex="32pt"/>
    </style:style>
    <style:style style:name="T5" style:family="text">
      <style:text-properties fo:color="#404040" loext:opacity="100%" fo:font-size="18pt" style:font-size-asian="18pt" style:font-size-complex="18pt"/>
    </style:style>
    <style:style style:name="T6" style:family="text">
      <style:text-properties officeooo:rsid="000bccd3"/>
    </style:style>
    <style:style style:name="T7" style:family="text">
      <style:text-properties fo:color="#000000" loext:opacity="100%"/>
    </style:style>
    <style:style style:name="T8" style:family="text">
      <style:text-properties fo:color="#000000" loext:opacity="100%" style:text-position="super 58%" fo:font-size="14pt" officeooo:rsid="000bccd3" style:font-size-asian="14pt" style:font-size-complex="14pt"/>
    </style:style>
    <style:style style:name="T9" style:family="text">
      <style:text-properties fo:color="#000000" loext:opacity="100%" style:text-position="0% 100%" officeooo:rsid="000bccd3"/>
    </style:style>
    <style:style style:name="T10" style:family="text">
      <style:text-properties fo:color="#000000" loext:opacity="100%" style:text-position="0% 100%" officeooo:rsid="000d5339"/>
    </style:style>
    <style:style style:name="T11" style:family="text">
      <style:text-properties fo:color="#000000" loext:opacity="100%" style:text-position="0% 100%" officeooo:rsid="0011384e"/>
    </style:style>
    <style:style style:name="T12" style:family="text">
      <style:text-properties fo:color="#000000" loext:opacity="100%" style:text-position="0% 100%" officeooo:rsid="00125d73"/>
    </style:style>
    <style:style style:name="T13" style:family="text">
      <style:text-properties fo:color="#000000" loext:opacity="100%" style:text-position="super 58%" officeooo:rsid="00125d73"/>
    </style:style>
    <style:style style:name="T14" style:family="text">
      <style:text-properties officeooo:rsid="0008ea65"/>
    </style:style>
    <style:style style:name="T15" style:family="text">
      <style:text-properties officeooo:rsid="00063396"/>
    </style:style>
    <style:style style:name="T16" style:family="text">
      <style:text-properties officeooo:rsid="000d5339"/>
    </style:style>
    <style:style style:name="T17" style:family="text">
      <style:text-properties officeooo:rsid="00070db0"/>
    </style:style>
    <style:style style:name="T18" style:family="text">
      <style:text-properties fo:font-style="italic"/>
    </style:style>
    <style:style style:name="T19" style:family="text">
      <style:text-properties officeooo:rsid="00125d73"/>
    </style:style>
    <style:style style:name="T20" style:family="text">
      <style:text-properties fo:color="#000000" loext:opacity="100%" fo:background-color="#ffffff" loext:char-shading-value="0"/>
    </style:style>
    <style:style style:name="T21" style:family="text">
      <style:text-properties fo:color="#000000" loext:opacity="100%" fo:font-style="italic" fo:background-color="#ffffff" loext:char-shading-value="0"/>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fo:min-height="0cm" fo:min-width="0cm" loext:decorative="false" style:run-through="background"/>
    </style:style>
    <style:style style:name="gr3" style:family="graphic">
      <style:graphic-properties draw:stroke="none" draw:fill="bitmap" draw:fill-image-name="a1" style:repeat="stretch"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9cm" style:rel-height="scale" draw:z-index="2"><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2 ?f24 ?f23 ?f25" draw:glue-points="?f15 ?f16 ?f17 ?f16 ?f17 ?f18 ?f19 ?f20 ?f15 ?f21 ?f15 ?f16" draw:type="non-primitive" draw:enhanced-path="M 0 0 L 7312660 0 7312660 1129665 3619500 733425 0 10915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bookmark-start text:name="__RefHeading___Toc815_1662117846"/><text:span text:style-name="Default_20_Paragraph_20_Font"><text:span text:style-name="T3"/></text:span></text:p>
      <text:p text:style-name="P5"><draw:frame draw:style-name="fr2" draw:name="Text Box 163" text:anchor-type="paragraph" svg:width="21.959cm" style:rel-width="scale" svg:height="10.107cm" style:rel-height="scale" draw:z-index="1"><draw:text-box><text:p text:style-name="P6"><text:span text:style-name="Default_20_Paragraph_20_Font"><text:span text:style-name="T4">Pen-testing Multi-tool Project specification</text:span></text:span></text:p><text:p text:style-name="P6"><text:span text:style-name="Default_20_Paragraph_20_Font"><text:span text:style-name="T5"><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886_782957975" text:style-name="Index_20_Link" text:visited-style-name="Index_20_Link">Introduction<text:tab/>2</text:a></text:p>
          <text:p text:style-name="P8"><text:a xlink:type="simple" xlink:href="#__RefHeading___Toc888_782957975" text:style-name="Index_20_Link" text:visited-style-name="Index_20_Link">Target Demographic<text:tab/>2</text:a></text:p>
          <text:p text:style-name="P8"><text:a xlink:type="simple" xlink:href="#__RefHeading___Toc817_1662117846" text:style-name="Index_20_Link" text:visited-style-name="Index_20_Link">Technologies<text:tab/>2</text:a></text:p>
          <text:p text:style-name="P8"><text:a xlink:type="simple" xlink:href="#__RefHeading___Toc890_782957975" text:style-name="Index_20_Link" text:visited-style-name="Index_20_Link">Features<text:tab/>3</text:a></text:p>
          <text:p text:style-name="P9"><text:a xlink:type="simple" xlink:href="#__RefHeading___Toc821_1662117846" text:style-name="Index_20_Link" text:visited-style-name="Index_20_Link">Wi-Fi Capabilities<text:tab/>3</text:a></text:p>
          <text:p text:style-name="P9"><text:a xlink:type="simple" xlink:href="#__RefHeading___Toc823_1662117846" text:style-name="Index_20_Link" text:visited-style-name="Index_20_Link">Bluetooth Connectivity<text:tab/>3</text:a></text:p>
          <text:p text:style-name="P9"><text:a xlink:type="simple" xlink:href="#__RefHeading___Toc825_1662117846" text:style-name="Index_20_Link" text:visited-style-name="Index_20_Link">Near Field Communications (NFC)<text:tab/>3</text:a></text:p>
          <text:p text:style-name="P9"><text:a xlink:type="simple" xlink:href="#__RefHeading___Toc827_1662117846" text:style-name="Index_20_Link" text:visited-style-name="Index_20_Link">Infrared<text:tab/>3</text:a></text:p>
          <text:p text:style-name="P9"><text:a xlink:type="simple" xlink:href="#__RefHeading___Toc829_1662117846" text:style-name="Index_20_Link" text:visited-style-name="Index_20_Link">Radio Frequency Identification (RFID)<text:tab/>3</text:a></text:p>
          <text:p text:style-name="P9"><text:a xlink:type="simple" xlink:href="#__RefHeading___Toc831_1662117846" text:style-name="Index_20_Link" text:visited-style-name="Index_20_Link">Rubber Ducking<text:tab/>3</text:a></text:p>
          <text:p text:style-name="P8"><text:a xlink:type="simple" xlink:href="#__RefHeading___Toc892_782957975" text:style-name="Index_20_Link" text:visited-style-name="Index_20_Link">Metrics<text:tab/>4</text:a></text:p>
          <text:p text:style-name="P9"><text:a xlink:type="simple" xlink:href="#__RefHeading___Toc894_782957975" text:style-name="Index_20_Link" text:visited-style-name="Index_20_Link">Functionality<text:tab/>4</text:a></text:p>
          <text:p text:style-name="P9"><text:a xlink:type="simple" xlink:href="#__RefHeading___Toc896_782957975" text:style-name="Index_20_Link" text:visited-style-name="Index_20_Link">Usability<text:tab/>4</text:a></text:p>
          <text:p text:style-name="P9"><text:a xlink:type="simple" xlink:href="#__RefHeading___Toc898_782957975" text:style-name="Index_20_Link" text:visited-style-name="Index_20_Link">Reliability<text:tab/>4</text:a></text:p>
          <text:p text:style-name="P9"><text:a xlink:type="simple" xlink:href="#__RefHeading___Toc900_782957975" text:style-name="Index_20_Link" text:visited-style-name="Index_20_Link">Performance<text:tab/>4</text:a></text:p>
          <text:p text:style-name="P9"><text:a xlink:type="simple" xlink:href="#__RefHeading___Toc902_782957975" text:style-name="Index_20_Link" text:visited-style-name="Index_20_Link">Supportability<text:tab/>4</text:a></text:p>
          <text:p text:style-name="P8"><text:a xlink:type="simple" xlink:href="#__RefHeading___Toc904_782957975" text:style-name="Index_20_Link" text:visited-style-name="Index_20_Link">Context Diagram<text:tab/>5</text:a></text:p>
          <text:p text:style-name="P8"><text:a xlink:type="simple" xlink:href="#__RefHeading___Toc835_1662117846" text:style-name="Index_20_Link" text:visited-style-name="Index_20_Link">Use Cases<text:tab/>5</text:a></text:p>
          <text:p text:style-name="P8"><text:a xlink:type="simple" xlink:href="#__RefHeading___Toc906_782957975" text:style-name="Index_20_Link" text:visited-style-name="Index_20_Link">References<text:tab/>5</text:a></text:p>
        </text:index-body>
      </text:table-of-content>
      <text:p text:style-name="P10"/>
      <text:h text:style-name="P11" text:outline-level="1"><text:bookmark-start text:name="_Toc178610177"/><text:bookmark-start text:name="__RefHeading___Toc886_782957975"/>Introduction<text:bookmark-end text:name="_Toc178610177"/><text:bookmark-end text:name="__RefHeading___Toc886_782957975"/><text:bookmark-end text:name="__RefHeading___Toc815_1662117846"/></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P12" text:outline-level="1"><text:bookmark-start text:name="__RefHeading___Toc888_782957975"/>Target Demographic<text:bookmark-end text:name="__RefHeading___Toc888_782957975"/></text:h>
      <text:p text:style-name="P13"><text:span text:style-name="T6">The target demographic for the multi-tool will be pen-testers, red teamers and anyone with an interest in hacking. Penetration testers, also known as pen-testers, simulate real world attacks on systems to “</text:span><text:span text:style-name="T7">exploit vulnerabilities in a network, application, or system</text:span><text:span text:style-name="T8">[1]</text:span><text:span text:style-name="T9">”. </text:span><text:span text:style-name="T10">Their </text:span><text:span text:style-name="T11">primary</text:span><text:span text:style-name="T10"> goal is to attempt to </text:span><text:span text:style-name="T12">utilize weaknesses to</text:span><text:span text:style-name="T10"> gain control </text:span><text:span text:style-name="T12">or</text:span><text:span text:style-name="T10"> access </text:span><text:span text:style-name="T12">of</text:span><text:span text:style-name="T10"> a system. A </text:span><text:span text:style-name="T11">red teamer operates on a broader scale, not only </text:span><text:span text:style-name="T12">identifying and attacking vulnerabilities in a system but also testing physical security too. Red teaming often involves elements of social engineering</text:span><text:span text:style-name="T13">[2]</text:span><text:span text:style-name="T12">, utilizing tactics such as phishing, pretexting, or baiting to trick employees into revealing credentials or opening the door for further attacks.</text:span></text:p>
      <text:h text:style-name="Heading_20_1" text:outline-level="1"><text:bookmark-start text:name="__RefHeading___Toc817_1662117846"/><text:bookmark-start text:name="_Toc178610178"/>Technologies<text:bookmark-end text:name="__RefHeading___Toc817_1662117846"/><text:bookmark-end text:name="_Toc178610178"/></text:h>
      <text:p text:style-name="Text_20_body">The hardware for this project will be a dev<text:span text:style-name="T6">elopment</text:span> board, preferably with built in Wi-Fi, Bluetooth and NFC / RFID modules, a display and a directional input multi-tool with buttons for control. <text:span text:style-name="T6">The board may also have USB-C ports for external display and I/O multi-tool connectivity. </text:span>Additional modules <text:span text:style-name="T6">may also</text:span>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Text_20_body">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Text_20_body">Listed below are some of the possible different technologies that could be utilized:</text:p>
      <text:list text:style-name="L1">
        <text:list-item>
          <text:p text:style-name="P14">Raspberry Pi Zero 2 WH / Banana Pi BPI M2 Zero/ ESP-32</text:p>
        </text:list-item>
        <text:list-item>
          <text:p text:style-name="P14">Go (TinyGo) / Python</text:p>
        </text:list-item>
        <text:list-item>
          <text:p text:style-name="P14">Qt</text:p>
        </text:list-item>
        <text:list-item>
          <text:p text:style-name="P14">Kali Linux / Kali Nethunter / Pi OS</text:p>
        </text:list-item>
      </text:list>
      <text:p text:style-name="P5"><text:bookmark-start text:name="__RefHeading___Toc819_1662117846"/></text:p>
      <text:h text:style-name="P11" text:outline-level="1"><text:bookmark-start text:name="_Toc178610179"/><text:bookmark-start text:name="__RefHeading___Toc890_782957975"/>Features<text:bookmark-end text:name="_Toc178610179"/><text:bookmark-end text:name="__RefHeading___Toc890_782957975"/><text:bookmark-end text:name="__RefHeading___Toc819_1662117846"/></text:h>
      <text:h text:style-name="P15" text:outline-level="2"><text:bookmark-start text:name="__RefHeading___Toc821_1662117846"/><text:bookmark-start text:name="_Toc178610180"/>W<text:bookmark-end text:name="_Toc178610180"/>i-Fi Capabilities<text:bookmark-end text:name="__RefHeading___Toc821_1662117846"/></text:h>
      <text:p text:style-name="Text_20_body">One of the key features of this multi-tool will be the ability to analyse and attack networks. A tool like Nmap or Wireshark would be used to scan IP addresses, look for open ports on a network and capture packets. After this the information could be used for a de-authentication, man-in-the-middle (MITM) attacks or possibly even <text:span text:style-name="T14">Address Resolution Protocol (ARP) poisoning</text:span>.</text:p>
      <text:h text:style-name="P16" text:outline-level="2"><text:bookmark-start text:name="__RefHeading___Toc823_1662117846"/><text:bookmark-start text:name="_Toc178610181"/>Bluetooth Connectivity<text:bookmark-end text:name="__RefHeading___Toc823_1662117846"/><text:bookmark-end text:name="_Toc178610181"/></text:h>
      <text:p text:style-name="Text_20_body">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16" text:outline-level="2"><text:bookmark-start text:name="__RefHeading___Toc825_1662117846"/><text:bookmark-start text:name="_Toc178610182"/>Near Field Communications (NFC)<text:bookmark-end text:name="__RefHeading___Toc825_1662117846"/><text:bookmark-end text:name="_Toc178610182"/></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16" text:outline-level="2"><text:bookmark-start text:name="__RefHeading___Toc827_1662117846"/><text:bookmark-start text:name="_Toc178610183"/>Infrared<text:bookmark-end text:name="__RefHeading___Toc827_1662117846"/><text:bookmark-end text:name="_Toc178610183"/></text:h>
      <text:p text:style-name="Text_20_body">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P16" text:outline-level="2"><text:bookmark-start text:name="__RefHeading___Toc829_1662117846"/><text:bookmark-start text:name="_Toc178610184"/>Radio Frequency Identification (RFID)<text:bookmark-end text:name="__RefHeading___Toc829_1662117846"/><text:bookmark-end text:name="_Toc178610184"/></text:h>
      <text:p text:style-name="Text_20_body">Like the NFC module, the multi-tool will also support the reading, cloning and emulation of RFID tags. The multi-tool will support low-frequency (125 kHz) and possibly high-frequency (13.56 MHz) RFID tagging.</text:p>
      <text:h text:style-name="P16" text:outline-level="2"><text:bookmark-start text:name="__RefHeading___Toc831_1662117846"/><text:bookmark-start text:name="_Toc178610185"/>Rubber Ducking<text:bookmark-end text:name="__RefHeading___Toc831_1662117846"/><text:bookmark-end text:name="_Toc178610185"/></text:h>
      <text:p text:style-name="Text_20_body">For this feature the multi-tool will be able to act as an I/O multi-tool and be able to automatically execute scripts on the multi-tool it is plugged into. This will be useful for various attacks, installing backdoors onto the multi-tools and for data extraction.</text:p>
      <text:p text:style-name="P7"/>
      <text:h text:style-name="Heading_20_1" text:outline-level="1"><text:bookmark-start text:name="_Toc178610186"/><text:bookmark-start text:name="__RefHeading___Toc892_782957975"/>Metrics<text:bookmark-end text:name="_Toc178610186"/><text:bookmark-end text:name="__RefHeading___Toc892_782957975"/></text:h>
      <text:h text:style-name="P16" text:outline-level="2"><text:bookmark-start text:name="_Toc178610187"/><text:bookmark-start text:name="__RefHeading___Toc894_782957975"/>Functionality<text:bookmark-end text:name="_Toc178610187"/><text:bookmark-end text:name="__RefHeading___Toc894_782957975"/></text:h>
      <text:p text:style-name="Text_20_body">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text:p>
      <text:h text:style-name="P16" text:outline-level="2"><text:bookmark-start text:name="_Toc178610188"/><text:bookmark-start text:name="__RefHeading___Toc896_782957975"/>Usability<text:bookmark-end text:name="_Toc178610188"/><text:bookmark-end text:name="__RefHeading___Toc896_782957975"/></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ext:span text:style-name="T15">This means that the multi-tool will need to be smaller than a persons hand (&gt;30cm).</text:span></text:p>
      <text:h text:style-name="P16" text:outline-level="2"><text:bookmark-start text:name="_Toc178610189"/><text:bookmark-start text:name="__RefHeading___Toc898_782957975"/>Reliability<text:bookmark-end text:name="_Toc178610189"/><text:bookmark-end text:name="__RefHeading___Toc898_782957975"/></text:h>
      <text:p text:style-name="Text_20_body">This multi-tool will need to be highly reliable, accurate and protected against failure. This is highly important as failures in the multi-tool will make it harder for pen-testers and red team<text:span text:style-name="T16">ers</text:span> to use and will increase the likelihood of being <text:span text:style-name="T16">them being</text:span> caught using it. Thus, the multi-tool must be able to operate without errors, minimize the likelihood of crashes and be able to recover quickly from any other failures or malfunctions. <text:span text:style-name="T17">The mean time between failure should be at least 500+ hours.</text:span> The multi-tool will need to be resilient and able to withstand different environmental conditions and mechanical stress. <text:span text:style-name="T15">It will need to be able to perform well in both cold and hot temperatures and tool will need to be able to withstand being hit off of floors, walls and other harder surfaces without breaking.</text:span></text:p>
      <text:h text:style-name="P16" text:outline-level="2"><text:bookmark-start text:name="_Toc178610190"/><text:bookmark-start text:name="__RefHeading___Toc900_782957975"/>Performance<text:bookmark-end text:name="_Toc178610190"/><text:bookmark-end text:name="__RefHeading___Toc900_782957975"/></text:h>
      <text:p text:style-name="Text_20_body">The performance of the multi-tool will be evaluated based on how quickly it is able to carry out tasks. This includes fast packet capture for network sniffing, low-latency Bluetooth or NFC scanning, and rapid execution of USB Rubber Ducky scripts. The multi-tool also needs to have a low level of battery consumption to ensure that prolonged use.</text:p>
      <text:h text:style-name="P16" text:outline-level="2"><text:bookmark-start text:name="_Toc178610191"/><text:bookmark-start text:name="__RefHeading___Toc902_782957975"/>Supportability<text:bookmark-end text:name="_Toc178610191"/><text:bookmark-end text:name="__RefHeading___Toc902_782957975"/></text:h>
      <text:p text:style-name="P5"><text:bookmark-start text:name="__RefHeading___Toc833_1662117846"/>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text:span text:style-name="T6">ideally in less than an hour</text:span>.</text:p>
      <text:h text:style-name="P11" text:outline-level="1"><text:bookmark-start text:name="_Toc178610192"/><text:bookmark-start text:name="__RefHeading___Toc904_782957975"/>Context Diagram<text:bookmark-end text:name="_Toc178610192"/><text:bookmark-end text:name="__RefHeading___Toc904_782957975"/><text:bookmark-end text:name="__RefHeading___Toc833_1662117846"/></text:h>
      <text:p text:style-name="Text_20_body"/>
      <text:h text:style-name="Heading_20_1" text:outline-level="1"><text:bookmark-start text:name="__RefHeading___Toc835_1662117846"/><text:bookmark-start text:name="_Toc178610193"/>Use Cases<text:bookmark-end text:name="__RefHeading___Toc835_1662117846"/><text:bookmark-end text:name="_Toc178610193"/></text:h>
      <text:h text:style-name="P12" text:outline-level="1"><text:bookmark-start text:name="__RefHeading___Toc906_782957975"/>References<text:bookmark-end text:name="__RefHeading___Toc906_782957975"/></text:h>
      <text:p text:style-name="P17"><text:span text:style-name="T6">[1] </text:span>Threatintelligence.com. (2022). <text:span text:style-name="T18">Penetration Testing vs Red Teaming: What’s the Difference? </text:span>[online] Available at: https://www.threatintelligence.com/blog/penetration-testing-vs-red-teaming [Accessed 13 Oct. 2024].</text:p>
      <text:p text:style-name="P18"><text:span text:style-name="T19">[2] </text:span><text:span text:style-name="T20">CareerExplorer (2023). </text:span><text:span text:style-name="T21">What does a red teamer do?</text:span><text:span text:style-name="T20"> [online] Careerexplorer.com. Available at: https://www.careerexplorer.com/careers/red-teamer/ [Accessed 14 Oct. 2024].</text:span></text:p>
      <text:p text:style-name="P19">‌</text:p>
      <text:p text:style-name="P20"/>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draw:fill-image draw:name="a1"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
      <style:paragraph-properties fo:margin-top="0cm" fo:margin-bottom="0cm" style:contextual-spacing="false" fo:line-height="107%"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0f794b6e29741098670a3b95d60478a65d05ef13</meta:generator>
    <dc:title>Pen-testing Multi-tool Project specification</dc:title>
    <meta:initial-creator>Adam Fitzpatrick - C00273365</meta:initial-creator>
    <meta:creation-date>2024-09-24T17:42:00Z</meta:creation-date>
    <dc:date>2024-10-14T21:46:13.992470191</dc:date>
    <meta:editing-cycles>23</meta:editing-cycles>
    <meta:editing-duration>PT16H11M5S</meta:editing-duration>
    <meta:document-statistic meta:table-count="0" meta:image-count="0" meta:object-count="0" meta:page-count="6" meta:paragraph-count="67" meta:word-count="1211" meta:character-count="7690" meta:non-whitespace-character-count="6538"/>
    <meta:template xlink:type="simple" xlink:actuate="onRequest" xlink:title="" xlink:href="Normal.dotm"/>
  </office:meta>
</office:document-meta>
</file>